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ec6c7"/>
    </style:style>
    <style:style style:name="P15" style:family="paragraph" style:parent-style-name="Table_20_Contents">
      <style:text-properties officeooo:rsid="001ec6c7" officeooo:paragraph-rsid="001ec6c7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>
      <style:text-properties fo:font-weight="bold" officeooo:rsid="000f67fd" officeooo:paragraph-rsid="0020e758" style:font-weight-asian="bold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ec6c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1ec6c7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1656736" text:id="ct1403194516567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1656224" text:id="ct1403194516562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1655824" text:id="ct1403194516558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1657152" text:id="ct1403194516571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2528448" text:id="ct1403194525284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2529360" text:id="ct1403194525293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51656736"/><text:change-start text:change-id="ct140319451656224"/>Adopt<text:change-end text:change-id="ct140319451656224"/>ed<text:change-start text:change-id="ct140319451655824"/> as a <text:change-end text:change-id="ct140319451655824"/>NMRA <text:change-start text:change-id="ct140319451657152"/>Standard<text:change-end text:change-id="ct140319451657152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52528448"/><text:change-start text:change-id="ct140319452529360"/>Version History<text:change-end text:change-id="ct1403194525293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7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4:50.079682180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5M17S</meta:editing-duration>
    <meta:generator>LibreOffice/4.4.0.3$MacOSX_X86_64 LibreOffice_project/de093506bcdc5fafd9023ee680b8c60e3e0645d7</meta:generator>
    <dc:date>2016-02-27T16:24:49.932357000</dc:date>
    <meta:printed-by>Bob Jacobsen</meta:printed-by>
    <meta:print-date>2010-09-15T08:46:04</meta:print-date>
    <meta:document-statistic meta:table-count="2" meta:image-count="1" meta:object-count="0" meta:page-count="1" meta:paragraph-count="17" meta:word-count="91" meta:character-count="559" meta:non-whitespace-character-count="477"/>
  </office:meta>
</office:document-meta>
</file>